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1016in" svg:height="6.7264in" svg:x="2.2531in" svg:y="0.1417in">
            <draw:object draw:notify-on-update-of-ranges="Sheet1.A1:Sheet1.A32 Sheet1.B1:Sheet1.B1 Sheet1.B2:Sheet1.B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hread count</text:p>
          </table:table-cell>
          <table:table-cell office:value-type="string" calcext:value-type="string">
            <text:p>exec time, m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table:formula="of:=[.A21]+1" office:value-type="float" office:value="22" calcext:value-type="float">
            <text:p>2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table:formula="of:=[.A22]+1" office:value-type="float" office:value="23" calcext:value-type="float">
            <text:p>23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table:formula="of:=[.A23]+1" office:value-type="float" office:value="24" calcext:value-type="float">
            <text:p>24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table:formula="of:=[.A24]+1"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A25]+1" office:value-type="float" office:value="26" calcext:value-type="float">
            <text:p>26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table:formula="of:=[.A26]+1" office:value-type="float" office:value="27" calcext:value-type="float">
            <text:p>27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table:formula="of:=[.A27]+1" office:value-type="float" office:value="28" calcext:value-type="float">
            <text:p>28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table:formula="of:=[.A28]+1" office:value-type="float" office:value="29" calcext:value-type="float">
            <text:p>29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table:formula="of:=[.A29]+1"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table:formula="of:=[.A30]+1" office:value-type="float" office:value="31" calcext:value-type="float">
            <text:p>31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table:formula="of:=[.A31]+1"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ru" fo:country="RU" style:font-name-asian="Source Han Sans CN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4T12:58:03.937428925</meta:creation-date>
    <meta:generator>LibreOffice/6.4.7.2$Linux_X86_64 LibreOffice_project/40$Build-2</meta:generator>
    <dc:date>2022-11-24T13:07:57.914622099</dc:date>
    <meta:editing-duration>PT9M53S</meta:editing-duration>
    <meta:editing-cycles>2</meta:editing-cycles>
    <meta:document-statistic meta:table-count="1" meta:cell-count="6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199cm" svg:height="17.086cm" xlink:href=".." xlink:type="simple" chart:class="chart:line" chart:style-name="ch1">
        <chart:title svg:x="9.346cm" svg:y="0.477cm" chart:style-name="ch2">
          <text:p>Intel(R) Core(TM) i7-4702MQ CPU @ 2.20GHz</text:p>
        </chart:title>
        <chart:legend chart:legend-position="end" svg:x="24.659cm" svg:y="8.244cm" style:legend-expansion="high" chart:style-name="ch3"/>
        <chart:plot-area chart:style-name="ch4" table:cell-range-address="Sheet1.A1:Sheet1.B32" chart:data-source-has-labels="both" svg:x="0.563cm" svg:y="1.597cm" svg:width="23.533cm" svg:height="15.148cm">
          <chartooo:coordinate-region svg:x="1.516cm" svg:y="1.597cm" svg:width="21.905cm" svg:height="13.071cm"/>
          <chart:axis chart:dimension="x" chart:name="primary-x" chart:style-name="ch5" chartooo:axis-type="auto">
            <chartooo:date-scale/>
            <chart:categories table:cell-range-address="Sheet1.A1:Sheet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2" chart:label-cell-address="Sheet1.B1:Sheet1.B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 time, m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read count</text:p>
                <draw:g>
                  <svg:desc>Sheet1.A1:Sheet1.A32</svg:desc>
                </draw:g>
              </table:table-cell>
              <table:table-cell office:value-type="float" office:value="409">
                <text:p>409</text:p>
                <draw:g>
                  <svg:desc>Sheet1.B2:Sheet1.B3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